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jor Problems to Solve" table:style-name="ta1">
        <table:table-column table:style-name="co1" table:default-cell-style-name="Default"/>
        <table:table-row table:style-name="ro1"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Strings</text:p>
          </table:table-cell>
        </table:table-row>
        <table:table-row table:style-name="ro1">
          <table:table-cell office:value-type="string" calcext:value-type="string">
            <text:p>Unicode</text:p>
          </table:table-cell>
        </table:table-row>
        <table:table-row table:style-name="ro1">
          <table:table-cell office:value-type="string" calcext:value-type="string">
            <text:p>ASCII</text:p>
          </table:table-cell>
        </table:table-row>
        <table:table-row table:style-name="ro1">
          <table:table-cell office:value-type="string" calcext:value-type="string">
            <text:p>Xor and Power</text:p>
          </table:table-cell>
        </table:table-row>
        <table:table-row table:style-name="ro1">
          <table:table-cell office:value-type="string" calcext:value-type="string">
            <text:p>def or fun or func or fn</text:p>
          </table:table-cell>
        </table:table-row>
        <table:table-row table:style-name="ro1">
          <table:table-cell office:value-type="string" calcext:value-type="string">
            <text:p>tests</text:p>
          </table:table-cell>
        </table:table-row>
      </table:table>
      <table:table table:name="TODO" table:style-name="ta1"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escrip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 parse_code and parse_bod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ile fo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st recursive function shorthands</text:p>
          </table:table-cell>
          <table:table-cell table:number-columns-repeated="2"/>
          <table:table-cell office:value-type="string" calcext:value-type="string">
            <text:p>add returns_through_para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 → body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rror message when x:=0, y:=0;</text:p>
          </table:table-cell>
          <table:table-cell table:number-columns-repeated="2"/>
          <table:table-cell office:value-type="string" calcext:value-type="string">
            <text:p>allow for error even in functions that don’t return errors or return errors of a different ki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resources to tests/resources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 dd c</text:p>
          </table:table-cell>
          <table:table-cell office:value-type="string" calcext:value-type="string">
            <text:p>Should raise a better error message</text:p>
          </table:table-cell>
          <table:table-cell table:number-columns-repeated="3"/>
          <table:table-cell office:value-type="string" calcext:value-type="string">
            <text:p>test а := c.errno</text:p>
          </table:table-cell>
        </table:table-row>
        <table:table-row table:style-name="ro1">
          <table:table-cell office:value-type="string" calcext:value-type="string">
            <text:p>Compile_body has the args in wrong orde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int notes in compilation Err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uctDef → Struct</text:p>
          </table:table-cell>
          <table:table-cell table:number-columns-repeated="4"/>
          <table:table-cell office:value-type="string" calcext:value-type="string">
            <text:p>support for flags and enums</text:p>
          </table:table-cell>
        </table:table-row>
        <table:table-row table:style-name="ro1">
          <table:table-cell office:value-type="string" calcext:value-type="string">
            <text:p>Test missing closing bracket</text:p>
          </table:table-cell>
          <table:table-cell table:number-columns-repeated="4"/>
          <table:table-cell office:value-type="string" calcext:value-type="string">
            <text:p>uncomment code in stdio.xy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move get_c_ty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ile str tags in definition not declar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ered → inferr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double entrypoi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move XX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_table → module_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d_type → eval_as_ty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__tmp → t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ile multiple return types for if/while/f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expected token (expected ';') → missing ‘;’ at end of fi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factor parse_express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Taking an array compil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returning an array compil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two struct depending on each other. Put one first, then the second fir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 code to interpre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String interpol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port for \x and \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line for small func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ow for , at end of lis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multiline lis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ow for implicit void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etter error messages when Cannot find any functions named 'gt'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tter error messages when return do -&gt; (total = 0) {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lace &lt;&gt;&gt;=&lt;= with single function c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 param and VarDecl</text:p>
          </table:table-cell>
          <table:table-cell table:number-columns-repeated="5"/>
        </table:table-row>
      </table:table>
      <table:table table:name="Long Ter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d contact information on internal 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EntryPoint to libxy</text:p>
          </table:table-cell>
          <table:table-cell/>
          <table:table-cell office:value-type="string" calcext:value-type="string">
            <text:p>The compiler adds the entry point by including the crt0.o and by definining the appropriate symbol in the elf header</text:p>
          </table:table-cell>
        </table:table-row>
        <table:table-row table:style-name="ro1">
          <table:table-cell office:value-type="string" calcext:value-type="string">
            <text:p>Maybe comment should not be a seprate ast node but rather be attached to another ast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attribute__(visiblity) to control visiblity</text:p>
          </table:table-cell>
          <table:table-cell table:number-columns-repeated="2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The AST should be close to the actual syntax and should not do any transformations</text:p>
          </table:table-cell>
        </table:table-row>
        <table:table-row table:style-name="ro2">
          <table:table-cell office:value-type="string" calcext:value-type="string">
            <text:p>call_order.cpp:49:38: error: no match for ‘operator*’ (operand types are ‘MyInt’ and ‘MyInt’)</text:p>
            <text:p>   49 |         TEST(func5(func1(), func2()) * func3());</text:p>
            <text:p>      |              ~~~~~~~~~~~~~~~~~~~~~~~ ^ ~~~~~~~</text:p>
            <text:p>      |                   |                         |</text:p>
            <text:p>      |                   MyInt                     MyI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7">00/00/0000</text:date>, <text:time style:data-style-name="N2" text:time-value="12:15:48.5796950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05:00.559063145</meta:creation-date>
    <dc:date>2024-05-27T20:27:45.110962003</dc:date>
    <meta:editing-duration>P43DT8H43M29S</meta:editing-duration>
    <meta:editing-cycles>27</meta:editing-cycles>
    <meta:generator>LibreOffice/24.2.3.2$Linux_X86_64 LibreOffice_project/420$Build-2</meta:generator>
    <meta:document-statistic meta:table-count="4" meta:cell-count="57" meta:object-count="0"/>
  </office:meta>
</office:document-meta>
</file>